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PHP file defines an **event** class called `NotifyAdmin` in Laravel. Events are used to trigger actions when something happens in the application. Here’s a simple explanation of each part of the file:</text:p>
      <text:p text:style-name="Standard"/>
      <text:p text:style-name="Standard">---</text:p>
      <text:p text:style-name="Standard"/>
      <text:p text:style-name="Standard">### 1. **Namespace and Imports**</text:p>
      <text:p text:style-name="Standard">```php</text:p>
      <text:p text:style-name="Standard">namespace App\Events;</text:p>
      <text:p text:style-name="Standard"/>
      <text:p text:style-name="Standard">use Illuminate\Broadcasting\Channel;</text:p>
      <text:p text:style-name="Standard">use Illuminate\Broadcasting\InteractsWithSockets;</text:p>
      <text:p text:style-name="Standard">use Illuminate\Broadcasting\PresenceChannel;</text:p>
      <text:p text:style-name="Standard">use Illuminate\Broadcasting\PrivateChannel;</text:p>
      <text:p text:style-name="Standard">use Illuminate\Contracts\Broadcasting\ShouldBroadcast;</text:p>
      <text:p text:style-name="Standard">use Illuminate\Foundation\Events\Dispatchable;</text:p>
      <text:p text:style-name="Standard">use Illuminate\Queue\SerializesModels;</text:p>
      <text:p text:style-name="Standard">```</text:p>
      <text:p text:style-name="Standard">- **namespace App\Events;**: This tells us that the `NotifyAdmin` event class belongs to the `App\Events` folder in our application.</text:p>
      <text:p text:style-name="Standard"><text:s text:c="2"/></text:p>
      <text:p text:style-name="Standard">- **Imports**: These are special functionalities (called "traits" or classes) that this event needs. They provide useful features like dispatching events, interacting with sockets (for real-time updates), and making the event’s data easy to store and retrieve. </text:p>
      <text:p text:style-name="Standard"/>
      <text:p text:style-name="Standard">---</text:p>
      <text:p text:style-name="Standard"/>
      <text:p text:style-name="Standard">### 2. **Class Definition**</text:p>
      <text:p text:style-name="Standard">```php</text:p>
      <text:p text:style-name="Standard">class NotifyAdmin</text:p>
      <text:p text:style-name="Standard">{</text:p>
      <text:p text:style-name="Standard"><text:s text:c="4"/>use Dispatchable, InteractsWithSockets, SerializesModels;</text:p>
      <text:p text:style-name="Standard">```</text:p>
      <text:p text:style-name="Standard">- This defines the `NotifyAdmin` event class.</text:p>
      <text:p text:style-name="Standard"><text:s text:c="2"/></text:p>
      <text:p text:style-name="Standard">- The class **uses three traits**:</text:p>
      <text:p text:style-name="Standard"><text:s text:c="2"/>- **Dispatchable**: This allows you to easily trigger (dispatch) this event from anywhere in your code.</text:p>
      <text:p text:style-name="Standard"><text:s text:c="2"/>- **InteractsWithSockets**: This allows the event to interact with web sockets if needed, enabling real-time communication.</text:p>
      <text:p text:style-name="Standard"><text:s text:c="2"/>- **SerializesModels**: This makes it easy to store the event’s data (like the user) and pass it to other parts of the app, like listeners, even if it’s being queued for later use.</text:p>
      <text:p text:style-name="Standard"/>
      <text:p text:style-name="Standard">---</text:p>
      <text:p text:style-name="Standard"/>
      <text:p text:style-name="Standard">### 3. **Public Property**</text:p>
      <text:p text:style-name="Standard">```php</text:p>
      <text:p text:style-name="Standard">public $user;</text:p>
      <text:p text:style-name="Standard">```</text:p>
      <text:p text:style-name="Standard">- **$user**: This is a public variable where we will store information about the user who triggered this event. For example, when a user registers or performs an action that requires notifying the admin, their details will be stored in this variable.</text:p>
      <text:p text:style-name="Standard"><text:soft-page-break/></text:p>
      <text:p text:style-name="Standard">---</text:p>
      <text:p text:style-name="Standard"/>
      <text:p text:style-name="Standard">### 4. **Constructor**</text:p>
      <text:p text:style-name="Standard">```php</text:p>
      <text:p text:style-name="Standard">public function __construct($user)</text:p>
      <text:p text:style-name="Standard">{</text:p>
      <text:p text:style-name="Standard"><text:s text:c="4"/>$this-&gt;user = $user;</text:p>
      <text:p text:style-name="Standard">}</text:p>
      <text:p text:style-name="Standard">```</text:p>
      <text:p text:style-name="Standard">- **What it does**: This is a special function that runs when the event is created. </text:p>
      <text:p text:style-name="Standard">- It takes in a user as an argument (`$user`) and stores it in the `user` property of this event.</text:p>
      <text:p text:style-name="Standard"><text:s text:c="2"/></text:p>
      <text:p text:style-name="Standard">- **Example**: If a user signs up, their information will be passed to this event, so the admin can be notified about this specific user.</text:p>
      <text:p text:style-name="Standard"/>
      <text:p text:style-name="Standard">---</text:p>
      <text:p text:style-name="Standard"/>
      <text:p text:style-name="Standard">### 5. **Broadcast Channels (Optional)**</text:p>
      <text:p text:style-name="Standard">```php</text:p>
      <text:p text:style-name="Standard">public function broadcastOn(): array</text:p>
      <text:p text:style-name="Standard">{</text:p>
      <text:p text:style-name="Standard"><text:s text:c="4"/>return [</text:p>
      <text:p text:style-name="Standard"><text:s text:c="8"/>new PrivateChannel('channel-name'),</text:p>
      <text:p text:style-name="Standard"><text:s text:c="4"/>];</text:p>
      <text:p text:style-name="Standard">}</text:p>
      <text:p text:style-name="Standard">```</text:p>
      <text:p text:style-name="Standard">- **What it does**: This defines which channel(s) the event should broadcast on. Broadcasting is about sending messages to certain channels, often used in real-time applications.</text:p>
      <text:p text:style-name="Standard"><text:s text:c="2"/></text:p>
      <text:p text:style-name="Standard">- **PrivateChannel**: This means the event will be broadcasted on a private channel, which is only accessible to certain people (like the admin).</text:p>
      <text:p text:style-name="Standard"/>
      <text:p text:style-name="Standard">- **Note**: You may not always need broadcasting unless you are sending real-time updates to a specific group of users.</text:p>
      <text:p text:style-name="Standard"/>
      <text:p text:style-name="Standard">---</text:p>
      <text:p text:style-name="Standard"/>
      <text:p text:style-name="Standard">### Putting It All Together:</text:p>
      <text:p text:style-name="Standard">- This file defines an event called `NotifyAdmin`. The event is used to notify the admin when something happens, such as a user registering.</text:p>
      <text:p text:style-name="Standard"><text:s text:c="2"/></text:p>
      <text:p text:style-name="Standard">- It takes the user information when the event is created (`$this-&gt;user = $user`) and stores it in the `$user` variable.</text:p>
      <text:p text:style-name="Standard"/>
      <text:p text:style-name="Standard">- Optionally, it can broadcast this event on a private channel for real-time notifications (though this is only needed if you're working with real-time events, like WebSockets).</text:p>
      <text:p text:style-name="Standard"/>
      <text:p text:style-name="Standard">---</text:p>
      <text:p text:style-name="Standard"/>
      <text:p text:style-name="Standard">### In Simple Terms:</text:p>
      <text:p text:style-name="Standard"><text:soft-page-break/>- **Purpose**: This event is used to notify the admin when something happens, like when a user registers or performs an action.</text:p>
      <text:p text:style-name="Standard">- **How it works**:</text:p>
      <text:p text:style-name="Standard"><text:s text:c="2"/>1. You create this event when something happens (e.g., a user signs up).</text:p>
      <text:p text:style-name="Standard"><text:s text:c="2"/>2. The event stores the user information so the admin knows which user performed the action.</text:p>
      <text:p text:style-name="Standard"><text:s text:c="2"/>3. If broadcasting is enabled, this event can send real-time notifications on a private channel.</text:p>
      <text:p text:style-name="Standard"/>
      <text:p text:style-name="Standard">This class is part of Laravel’s event system, which helps make your app more organized and responsive to different actions.</text:p>
      <text:p text:style-name="Standard"/>
      <text:p text:style-name="Standard"/>
      <text:p text:style-name="Standard"/>
      <text:p text:style-name="Standard"/>
      <text:p text:style-name="Standard"/>
      <text:p text:style-name="Standard"/>
      <text:p text:style-name="Standard"/>
      <text:p text:style-name="Standard">`@var array&lt;int, string&gt;` is a **PHPDoc comment** that provides information about the type of a variable. It's used for documentation and helps tools like IDEs (Integrated Development Environments) understand the structure of your code. Let’s break it down:</text:p>
      <text:p text:style-name="Standard"/>
      <text:p text:style-name="Standard">- **`@var`**: This is a PHPDoc tag that tells the reader or an IDE what type a variable is.</text:p>
      <text:p text:style-name="Standard"><text:s text:c="2"/></text:p>
      <text:p text:style-name="Standard">- **`array&lt;int, string&gt;`**: This describes the type of array. It means the array is expected to have:</text:p>
      <text:p text:style-name="Standard"><text:s text:c="2"/>- **`int`**: The keys of the array are integers (like 0, 1, 2, etc.).</text:p>
      <text:p text:style-name="Standard"><text:s text:c="2"/>- **`string`**: The values in the array are strings.</text:p>
      <text:p text:style-name="Standard"/>
      <text:p text:style-name="Standard"/>
      <text:p text:style-name="Standard"/>
      <text:p text:style-name="Standard"/>
      <text:p text:style-name="Standard"/>
      <text:p text:style-name="Standard"/>
      <text:p text:style-name="Standard"/>
      <text:p text:style-name="Standard">**Dispatchable** refers to a trait in Laravel that allows you to trigger (or "dispatch") an event from anywhere in your code.</text:p>
      <text:p text:style-name="Standard"/>
      <text:p text:style-name="Standard">### What does "dispatching" mean?</text:p>
      <text:p text:style-name="Standard">Dispatching an event means you're telling Laravel, "Hey, something important has happened!" and Laravel takes care of notifying other parts of your application that might be interested in this event.</text:p>
      <text:p text:style-name="Standard"/>
      <text:p text:style-name="Standard">### Where is it dispatched?</text:p>
      <text:p text:style-name="Standard">When you dispatch an event, it gets sent to **event listeners**—pieces of code that are waiting for this event to happen. For example, you might have a listener that sends an email or logs an action when a user registers.</text:p>
      <text:p text:style-name="Standard"/>
      <text:p text:style-name="Standard">### Example:</text:p>
      <text:p text:style-name="Standard">Let’s say you have an event called `NotifyAdmin`. When a new user registers, you can dispatch this event to inform the admin. Here's how:</text:p>
      <text:p text:style-name="Standard"/>
      <text:p text:style-name="Standard">```php</text:p>
      <text:p text:style-name="Standard">event(new NotifyAdmin($user)); <text:s/>// This line dispatches the event</text:p>
      <text:p text:style-name="Standard">```</text:p>
      <text:p text:style-name="Standard"/>
      <text:p text:style-name="Standard"><text:soft-page-break/>In this example:</text:p>
      <text:p text:style-name="Standard">- **Dispatching the event**: The `NotifyAdmin` event gets triggered (dispatched) when a new user registers.</text:p>
      <text:p text:style-name="Standard">- **What happens after dispatching**: Laravel checks if there are any listeners for this event. For instance, you might have a listener that sends a notification to the admin whenever this event is dispatched.</text:p>
      <text:p text:style-name="Standard"/>
      <text:p text:style-name="Standard">### In simple words:</text:p>
      <text:p text:style-name="Standard">The **Dispatchable** trait allows you to trigger an event like ringing a bell. Other parts of your code (listeners) that are interested in that event will "hear" it and take action according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0:02:07.384971117</meta:creation-date>
    <dc:date>2024-09-27T10:20:39.095320544</dc:date>
    <meta:editing-duration>PT8M21S</meta:editing-duration>
    <meta:editing-cycles>1</meta:editing-cycles>
    <meta:document-statistic meta:table-count="0" meta:image-count="0" meta:object-count="0" meta:page-count="4" meta:paragraph-count="96" meta:word-count="915" meta:character-count="5873" meta:non-whitespace-character-count="4994"/>
    <meta:generator>LibreOffice/7.3.7.2$Linux_X86_64 LibreOffice_project/30$Build-2</meta:generator>
  </office:meta>
</office:document-meta>
</file>